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3C0000026DFE0BE24429D9C536.png" manifest:media-type="image/png"/>
  <manifest:file-entry manifest:full-path="Pictures/1000020100000500000002D0F25E20EA381A5EBD.png" manifest:media-type="image/png"/>
  <manifest:file-entry manifest:full-path="Pictures/1000020100000500000002D03918081590A75FCF.png" manifest:media-type="image/png"/>
  <manifest:file-entry manifest:full-path="Pictures/10000000000004220000031A68B612E21735F9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Never Ending Queue</text:p>
          </draw:text-box>
        </draw:frame>
        <draw:frame presentation:style-name="pr2" draw:text-style-name="P3" draw:layer="layout" svg:width="25.199cm" svg:height="7.65cm" svg:x="1.4cm" svg:y="6.6cm" presentation:class="subtitle" presentation:user-transformed="true">
          <draw:text-box>
            <text:p text:style-name="P2">Spotify Queue Generation</text:p>
            <text:p text:style-name="P2"/>
            <text:p text:style-name="P2">Gannon Traynor</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Project</text:p>
          </draw:text-box>
        </draw:frame>
        <draw:frame presentation:style-name="pr5" draw:text-style-name="P1" draw:layer="layout" svg:width="25.199cm" svg:height="9.134cm" svg:x="1.4cm" svg:y="3.685cm" presentation:class="outline" presentation:user-transformed="true">
          <draw:text-box>
            <text:list text:style-name="L2">
              <text:list-item>
                <text:p text:style-name="P1">Spotify’s song recommendations only considers the genres of songs you listen too but it doesn’t consider time of day and day of the week.</text:p>
              </text:list-item>
              <text:list-item>
                <text:p text:style-name="P1">Data will be received from the Spotify Developers Toolkit API and JSON files of data that spotify tracks such as Time listened, genre, day of the week, and time of day. </text:p>
              </text:list-item>
              <text:list-item>
                <text:p text:style-name="P1">The plan is to make a Nuearal Network that learns from the collected data and generates a song queue that never needs to be edited. <text:s text:c="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presentation:user-transformed="true">
          <draw:text-box>
            <text:p>Resources Needed</text:p>
          </draw:text-box>
        </draw:frame>
        <draw:frame presentation:style-name="pr7" draw:layer="layout" svg:width="25.199cm" svg:height="9.134cm" svg:x="1.4cm" svg:y="3.685cm" presentation:class="outline">
          <draw:text-box>
            <text:list text:style-name="L2">
              <text:list-item>
                <text:p>There will be a visual aspect that will be written in Javascript and HTML.</text:p>
              </text:list-item>
              <text:list-item>
                <text:p>The neural netwrok will be built in Jupyter Notebook witch is an open source python development tool. </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22T11:03:40.818748829</meta:creation-date>
    <meta:editing-duration>PT3M3S</meta:editing-duration>
    <meta:editing-cycles>2</meta:editing-cycles>
    <meta:generator>LibreOffice/7.1.0.3$Linux_X86_64 LibreOffice_project/10$Build-3</meta:generator>
    <dc:title>Blueprint Plans</dc:title>
    <dc:date>2021-02-22T11:17:04.666679360</dc:date>
    <meta:document-statistic meta:object-count="66"/>
  </office:meta>
</office:document-meta>
</file>